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3" calcext:value-type="float">
            <text:p>73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3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5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93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64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77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83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9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0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0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1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2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46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5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51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5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59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6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6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7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8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8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8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9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9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9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06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38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44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6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1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2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36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4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4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49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53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6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74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775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8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98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06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1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1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16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1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/00/0000</text:date>, <text:time style:data-style-name="N2" text:time-value="23:42:33.807421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20-01-03T15:33:17.327842020</dc:date>
    <meta:editing-duration>P77DT23H51M25S</meta:editing-duration>
    <meta:editing-cycles>1647</meta:editing-cycles>
    <meta:generator>LibreOffice/6.0.7.3$Linux_X86_64 LibreOffice_project/00m0$Build-3</meta:generator>
    <dc:creator>James Petts</dc:creator>
    <meta:document-statistic meta:table-count="3" meta:cell-count="5121" meta:object-count="0"/>
  </office:meta>
</office:document-meta>
</file>